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1D1DD810403B7D5C.png" manifest:media-type="image/png"/>
  <manifest:file-entry manifest:full-path="Pictures/100007E5000034EB000034EBBF71F5BAF0541F9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5cm" fo:min-width="5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55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5.6cm" svg:height="2.8cm" svg:x="1cm" svg:y="7.1cm">
          <text:p text:style-name="P1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147cm" svg:y="13.7cm">
          <text:p text:style-name="P1"><text:span text:style-name="T1">Elect</text:span><text:span text:style-name="T1">ricity </text:span><text:span text:style-name="T1">met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8.5cm" svg:height="1.2cm" svg:x="1cm" svg:y="18.8cm">
          <draw:text-box>
            <text:p>Sander Speetjens 1 (E)ES</text:p>
          </draw:text-box>
        </draw:frame>
        <draw:line draw:style-name="gr4" draw:text-style-name="P3" draw:layer="layout" svg:x1="6.614cm" svg:y1="8.6cm" svg:x2="8.714cm" svg:y2="8.6cm">
          <text:p/>
        </draw:line>
        <draw:frame draw:style-name="gr5" draw:text-style-name="P4" draw:layer="layout" svg:width="1.886cm" svg:height="1.886cm" draw:transform="rotate (1.5707963267949) translate (18.4cm 9.5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1D1DD810403B7D5C.png" xlink:type="simple" xlink:show="embed" xlink:actuate="onLoad" draw:mime-type="image/png"/>
        </draw:frame>
        <draw:custom-shape draw:style-name="gr6" draw:text-style-name="P1" draw:layer="layout" svg:width="6.052cm" svg:height="2.8cm" svg:x="21cm" svg:y="7.4cm">
          <text:p text:style-name="P1"><text:span text:style-name="T1">Linux Database and</text:span><text:span text:style-name="T1"><text:line-break/></text:span><text:span text:style-name="T1">Dash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5cm" svg:height="1.3cm" svg:x="3.2cm" svg:y="11.1cm">
          <text:p text:style-name="P1"><text:span text:style-name="T1">Conversion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5.947cm" svg:y1="11.1cm" svg:x2="5.947cm" svg:y2="9.9cm">
          <text:p/>
        </draw:line>
        <draw:frame draw:style-name="gr8" draw:text-style-name="P6" draw:layer="layout" svg:width="2.4cm" svg:height="0.9cm" svg:x="6.247cm" svg:y="10.1cm">
          <draw:text-box>
            <text:p><text:span text:style-name="T2">UART</text:span></text:p>
          </draw:text-box>
        </draw:frame>
        <draw:frame draw:style-name="gr9" draw:text-style-name="P4" draw:layer="layout" svg:width="1.886cm" svg:height="1.886cm" draw:transform="rotate (-1.5707963267949) translate (10.986cm 7.614cm)">
          <draw:image xlink:href="Pictures/100007E5000034EB000034EBBF71F5BAF0541F93.svg" xlink:type="simple" xlink:show="embed" xlink:actuate="onLoad" draw:mime-type="image/svg+xml">
            <text:p/>
          </draw:image>
          <draw:image xlink:href="Pictures/1000000100000200000002001D1DD810403B7D5C.png" xlink:type="simple" xlink:show="embed" xlink:actuate="onLoad" draw:mime-type="image/png"/>
        </draw:frame>
        <draw:line draw:style-name="gr4" draw:text-style-name="P3" draw:layer="layout" svg:x1="5.9cm" svg:y1="12.4cm" svg:x2="5.9cm" svg:y2="13.8cm">
          <text:p/>
        </draw:line>
        <draw:frame draw:style-name="gr8" draw:text-style-name="P6" draw:layer="layout" svg:width="2.4cm" svg:height="0.9cm" svg:x="6.6cm" svg:y="12.6cm">
          <draw:text-box>
            <text:p><text:span text:style-name="T2">5V U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8T08:47:59.090000000</meta:creation-date>
    <dc:date>2022-08-30T18:01:58.214489606</dc:date>
    <meta:editing-duration>PT11H56M41S</meta:editing-duration>
    <meta:editing-cycles>53</meta:editing-cycles>
    <meta:generator>LibreOffice/7.3.4.2$Linux_X86_64 LibreOffice_project/30$Build-2</meta:generator>
    <meta:print-date>2020-09-10T22:04:17.100000000</meta:print-date>
    <meta:document-statistic meta:object-count="12"/>
  </office:meta>
</office:document-meta>
</file>